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quemas de Relación</text:h>
      <text:p text:style-name="Text_20_body"/>
      <text:p text:style-name="Text_20_body">La clave primaria se indica con “pk” y las claves foráneas con “fk” .</text:p>
      <text:p text:style-name="Text_20_body"/>
      <text:p text:style-name="P1">PLAN_DE_COBERTURA( cod_entidad , nro_plan, nombre) </text:p>
      <text:p text:style-name="P1"><text:tab/>pk = ( cod_entidad , nro_plan )</text:p>
      <text:p text:style-name="P1"><text:tab/>fk = cod _entidad</text:p>
      <text:p text:style-name="P1"/>
      <text:p text:style-name="P1">ENTIDAD_FINANCIERA (cod_entidad , nombre )</text:p>
      <text:p text:style-name="P1"><text:s/><text:tab/>pk = cod_entidad</text:p>
      <text:p text:style-name="P1"/>
      <text:p text:style-name="P1">FACTURACION (nro_facturacion , monto, nro_indicacion , cod_entidad , nro_plan )</text:p>
      <text:p text:style-name="P1"><text:tab/>pk = nro_facturacion</text:p>
      <text:p text:style-name="P1"><text:s/><text:tab/>fk = nro_indicacion </text:p>
      <text:p text:style-name="P1"><text:tab/>fk = cod_entidad , nro_plan</text:p>
      <text:p text:style-name="P1"/>
      <text:p text:style-name="P1">INDICACION_MEDICA ( nro_indicacion, fecha_inicio , hora_inicio, tipo_anestesia, tiempo_anestesia, matricula, id_paciente, nro_solicitud, cod_cpt )</text:p>
      <text:p text:style-name="P1"><text:tab/>pk = nro_indicacion</text:p>
      <text:p text:style-name="P1"><text:tab/>fk = matricula</text:p>
      <text:p text:style-name="P1"><text:tab/>fk = id_paciente</text:p>
      <text:p text:style-name="P1"><text:tab/>fk = nro_solicitud</text:p>
      <text:p text:style-name="P1"><text:tab/>fk = cod_cpt</text:p>
      <text:p text:style-name="P1"/>
      <text:p text:style-name="P1">PACIENTE ( id_paciente, nombre, apellido1, apellido2, tipo_documento, nro_documento, condicion_iva )</text:p>
      <text:p text:style-name="P1"><text:tab/>pk = id_paciente</text:p>
      <text:p text:style-name="P1"/>
      <text:p text:style-name="P1">HISTORIA_CLINICA (nro_historia , datos_paciente , id_paciente )</text:p>
      <text:p text:style-name="P1"><text:tab/>pk = nro_historia</text:p>
      <text:p text:style-name="P1"><text:tab/>fk = id_paciente</text:p>
      <text:p text:style-name="P1"/>
      <text:p text:style-name="P1">EPISODIO ( cod_episodio, fecha_episodio, descripcion_episodio, nro_historia, matricula )</text:p>
      <text:p text:style-name="P1"><text:tab/>pk = cod_episodio</text:p>
      <text:p text:style-name="P1"><text:tab/>fk = nro_historia</text:p>
      <text:p text:style-name="P1"><text:tab/>fk = matricula</text:p>
      <text:p text:style-name="P1"/>
      <text:p text:style-name="P1">MEDICO ( matricula, apellido, nombre )</text:p>
      <text:p text:style-name="P1"><text:tab/>pk = matricula</text:p>
      <text:p text:style-name="P1"/>
      <text:p text:style-name="P1">RECURSO ( cod_recurso, nombre_recurso)</text:p>
      <text:p text:style-name="P1"><text:tab/>pk = cod_recurso</text:p>
      <text:p text:style-name="P1"/>
      <text:p text:style-name="P1"/>
      <text:p text:style-name="Standard">SOLICITUD_TENTATIVA( nro_solicitud, estado)</text:p>
      <text:p text:style-name="Standard"><text:tab/>pk = nro_solicitud</text:p>
      <text:p text:style-name="Standard"/>
      <text:p text:style-name="Standard"/>
      <text:p text:style-name="Standard"/>
      <text:p text:style-name="Standard"><text:soft-page-break/>TURNO_ANULADO(id_turno_anulado, fecha_inicio, hora_inicio, nro_quirófano, hora_fin, fecha_fin, nro_solicitud)</text:p>
      <text:p text:style-name="Standard"><text:tab/>pk = id_turno_anulado, nro_quirofano</text:p>
      <text:p text:style-name="Standard"/>
      <text:p text:style-name="Standard">QUIROFANO( nro_quirófano, piso, sector, hora_apertura, hora_cierre)</text:p>
      <text:p text:style-name="Standard"><text:tab/>pk = nro_quirofano</text:p>
      <text:p text:style-name="Standard"/>
      <text:p text:style-name="Standard">TURNO(fecha_inicio, hora_inicio, nro_quirófano, hora_fin, fecha_fin, nro_solicitud)</text:p>
      <text:p text:style-name="Standard"><text:tab/>pk = fecha_inicio, hora_inicio, nro_quirófano</text:p>
      <text:p text:style-name="Standard"><text:tab/>fk= nro_quirófano</text:p>
      <text:p text:style-name="Standard"/>
      <text:p text:style-name="Standard">TIPO_PROCEDIMIENTO_MEDICO(codigo_procedimiento_medico, nombre, duracion)</text:p>
      <text:p text:style-name="Standard"><text:tab/>pk = codigo_procedimiento_medico</text:p>
      <text:p text:style-name="Standard"/>
      <text:p text:style-name="Standard">CONDICION(codigo_condicion, descripcion)</text:p>
      <text:p text:style-name="Standard"><text:tab/>pk = codigo_condicion</text:p>
      <text:p text:style-name="Standard"/>
      <text:p text:style-name="P1">TIENE ( id_paciente, <text:s/>cod_entidad, nro_plan , tipo_extension, tipo_beneficiario, nro_afiliado )</text:p>
      <text:p text:style-name="P1"><text:tab/>pk = id_paciente, cod_entidad, nro_plan</text:p>
      <text:p text:style-name="P1"><text:tab/>fk = id_paciente</text:p>
      <text:p text:style-name="P1"><text:tab/>fk = cod_entidad, nro_plan</text:p>
      <text:p text:style-name="P1"/>
      <text:p text:style-name="P1">CUBRE ( cod_cpt , cod_entidad, nro_plan, autorizacion, bono, monto_copago )</text:p>
      <text:p text:style-name="P1"><text:tab/>pk = cod_cpt, cod_entidad, nro_plan</text:p>
      <text:p text:style-name="P1"><text:tab/>fk = cod_cpt</text:p>
      <text:p text:style-name="P1"><text:tab/>fk = cod_entidad, nro_plan</text:p>
      <text:p text:style-name="P1"/>
      <text:p text:style-name="P1">REQUIERE ( cod_recurso, cod_cpt)</text:p>
      <text:p text:style-name="P1"><text:tab/>pk = <text:s/>cod_recurso, cod_cpt</text:p>
      <text:p text:style-name="P1"><text:tab/>fk = <text:s/>cod_recurso</text:p>
      <text:p text:style-name="P1"><text:tab/>fk = <text:s/>cod_cpt</text:p>
      <text:p text:style-name="Standard"/>
      <text:p text:style-name="Standard">CONDICIONES_NECESARIAS(codigo_procedimiento_medico, codigo_condicion)</text:p>
      <text:p text:style-name="Standard"><text:tab/>pk = codigo_procedimiento_medico, codigo_condicion</text:p>
      <text:p text:style-name="Standard"><text:tab/>fk = codigo_procedimiento_medico</text:p>
      <text:p text:style-name="Standard"><text:tab/>fk = codigo_condicio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2-05-01T19:54:46</meta:creation-date>
    <dc:date>2012-05-01T19:59:36</dc:date>
    <dc:creator>Fernando </dc:creator>
    <meta:editing-duration>P0D</meta:editing-duration>
    <meta:editing-cycles>1</meta:editing-cycles>
    <meta:document-statistic meta:table-count="0" meta:image-count="0" meta:object-count="0" meta:page-count="2" meta:paragraph-count="59" meta:word-count="269" meta:character-count="2296" meta:non-whitespace-character-count="2040"/>
    <meta:generator>LibreOffice/3.5$Linux_X86_64 LibreOffice_project/350m1$Build-202</meta:generator>
  </office:meta>
</office:document-meta>
</file>